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827in" style:contextual-spacing="false" fo:text-align="start" style:justify-single-word="false">
        <style:tab-stops>
          <style:tab-stop style:position="3.198in"/>
        </style:tab-stops>
      </style:paragraph-properties>
      <style:text-properties fo:font-size="14pt" fo:font-style="normal" fo:font-weight="normal" officeooo:rsid="00050796" officeooo:paragraph-rsid="0005f067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paragraph-properties fo:margin-top="0in" fo:margin-bottom="0.0827in" style:contextual-spacing="false" fo:text-align="start" style:justify-single-word="false"/>
      <style:text-properties fo:font-size="14pt" fo:font-style="normal" fo:font-weight="normal" officeooo:rsid="003ae888" officeooo:paragraph-rsid="003ae888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paragraph-properties fo:margin-top="0in" fo:margin-bottom="0.0827in" style:contextual-spacing="false" fo:text-align="start" style:justify-single-word="false"/>
      <style:text-properties fo:font-size="14pt" fo:font-style="normal" fo:font-weight="normal" officeooo:rsid="003b915e" officeooo:paragraph-rsid="003b915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margin-top="0in" fo:margin-bottom="0.0827in" style:contextual-spacing="false" fo:text-align="start" style:justify-single-word="false"/>
      <style:text-properties fo:font-size="14pt" fo:font-style="normal" fo:font-weight="normal" officeooo:rsid="003b915e" officeooo:paragraph-rsid="007b0713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margin-top="0in" fo:margin-bottom="0.0827in" style:contextual-spacing="false" fo:text-align="start" style:justify-single-word="false"/>
      <style:text-properties fo:font-size="14pt" fo:font-style="normal" fo:font-weight="normal" officeooo:rsid="003c4bed" officeooo:paragraph-rsid="003c4be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margin-top="0in" fo:margin-bottom="0.0827in" style:contextual-spacing="false" fo:text-align="start" style:justify-single-word="false"/>
      <style:text-properties fo:font-size="14pt" fo:font-style="normal" fo:font-weight="normal" officeooo:rsid="0004e6cd" officeooo:paragraph-rsid="0004e6cd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margin-top="0in" fo:margin-bottom="0.0827in" style:contextual-spacing="false" fo:text-align="start" style:justify-single-word="false">
        <style:tab-stops>
          <style:tab-stop style:position="3.198in"/>
        </style:tab-stops>
      </style:paragraph-properties>
      <style:text-properties fo:font-size="14pt" fo:font-style="normal" fo:font-weight="normal" officeooo:rsid="00050796" officeooo:paragraph-rsid="0005f06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top="0in" fo:margin-bottom="0.0827in" style:contextual-spacing="false" fo:text-align="start" style:justify-single-word="false">
        <style:tab-stops>
          <style:tab-stop style:position="3.198in"/>
        </style:tab-stops>
      </style:paragraph-properties>
      <style:text-properties fo:font-size="14pt" fo:font-style="normal" fo:font-weight="normal" officeooo:rsid="00074496" officeooo:paragraph-rsid="0005f06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71792c"/>
    </style:style>
    <style:style style:name="T2" style:family="text">
      <style:text-properties officeooo:rsid="0004e6cd"/>
    </style:style>
    <style:style style:name="T3" style:family="text">
      <style:text-properties officeooo:rsid="00050796"/>
    </style:style>
    <style:style style:name="T4" style:family="text">
      <style:text-properties officeooo:rsid="0005f067"/>
    </style:style>
    <style:style style:name="T5" style:family="text">
      <style:text-properties officeooo:rsid="00074496"/>
    </style:style>
    <style:style style:name="T6" style:family="text">
      <style:text-properties officeooo:rsid="00091871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8397111139884460" text:style-name="L1">
        <text:list-item>
          <text:p text:style-name="P2">Bảng đen (trang 11, hình 20)</text:p>
        </text:list-item>
        <text:list-item>
          <text:p text:style-name="P2">Búa (trang 19, hình 53)</text:p>
        </text:list-item>
        <text:list-item>
          <text:p text:style-name="P3">Cây (trang 35, hình 105)</text:p>
        </text:list-item>
        <text:list-item>
          <text:p text:style-name="P3">Chữ thập (trang ??, hình ??)</text:p>
        </text:list-item>
        <text:list-item>
          <text:p text:style-name="P3">Chuông chùa (trang 31, hình 91)</text:p>
        </text:list-item>
        <text:list-item>
          <text:p text:style-name="P3">Chim trời (trang 16, hình 41)</text:p>
        </text:list-item>
        <text:list-item>
          <text:p text:style-name="P3">Con <text:span text:style-name="T1">ốc sên</text:span> (trang ??, hình ??)</text:p>
        </text:list-item>
        <text:list-item>
          <text:p text:style-name="P5">Số một (trang 27, hình 79)</text:p>
        </text:list-item>
        <text:list-item>
          <text:p text:style-name="P3">Hạt kim cương (trang 31, hình 93)</text:p>
        </text:list-item>
        <text:list-item>
          <text:p text:style-name="P4">Trái tim (trang 36, hình 11)</text:p>
        </text:list-item>
        <text:list-item>
          <text:p text:style-name="P6"><text:s/>Cá voi (trang ??, hình ??)</text:p>
        </text:list-item>
        <text:list-item>
          <text:p text:style-name="P6"><text:s/>Cây nấm (trang ??, hình ??)</text:p>
        </text:list-item>
        <text:list-item>
          <text:p text:style-name="P6"><text:s/><text:span text:style-name="T6">Một nút chai (trang 23, hình 66)</text:span></text:p>
        </text:list-item>
        <text:list-item>
          <text:p text:style-name="P6"><text:s/><text:span text:style-name="T3">Cây nấm v2 (trang ??, hình ??)</text:span></text:p>
        </text:list-item>
        <text:list-item>
          <text:p text:style-name="P7"><text:span text:style-name="T4"><text:s/>Ống khói (trang ??, hình ??)</text:span></text:p>
        </text:list-item>
      </text:list>
      <text:p text:style-name="P8"/>
      <text:p text:style-name="P1"><text:span text:style-name="T5">******** Các hình không có trang được lấy từ </text:span><text:a xlink:type="simple" xlink:href="http://trochoitritue.com/"><text:span text:style-name="T5">http://trochoitritue.com</text:span></text:a><text:span text:style-name="T5"> 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9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9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12S</meta:editing-duration>
    <meta:editing-cycles>9</meta:editing-cycles>
    <meta:generator>LibreOffice/4.2.5.2$Linux_X86_64 LibreOffice_project/420$Build-2</meta:generator>
    <dc:date>2014-07-28T21:48:38.161712307</dc:date>
    <dc:creator>Ho Kiet</dc:creator>
    <meta:document-statistic meta:table-count="0" meta:image-count="0" meta:object-count="0" meta:page-count="1" meta:paragraph-count="16" meta:word-count="118" meta:character-count="541" meta:non-whitespace-character-count="449"/>
    <meta:user-defined meta:name="Info 1"/>
    <meta:user-defined meta:name="Info 2"/>
    <meta:user-defined meta:name="Info 3"/>
    <meta:user-defined meta:name="Info 4"/>
  </office:meta>
</office:document-meta>
</file>